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165cm" fo:min-width="2.169cm" fo:wrap-option="wrap"/>
    </style:style>
    <style:style style:name="gr2" style:family="graphic" style:parent-style-name="standard">
      <style:graphic-properties draw:textarea-vertical-align="middle" draw:auto-grow-height="false" fo:min-height="2.565cm" fo:min-width="1.659cm"/>
    </style:style>
    <style:style style:name="gr3" style:family="graphic" style:parent-style-name="standard">
      <style:graphic-properties draw:textarea-horizontal-align="justify" draw:textarea-vertical-align="middle" draw:auto-grow-height="false" fo:min-height="2.157cm" fo:min-width="3.812cm"/>
    </style:style>
    <style:style style:name="gr4" style:family="graphic" style:parent-style-name="standard">
      <style:graphic-properties draw:textarea-vertical-align="middle" draw:auto-grow-height="false" fo:min-height="2.819cm" fo:min-width="1.65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48cm" fo:min-width="2.3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4.191cm" svg:x="8.874cm" svg:y="10.25cm">
          <text:p text:style-name="P1">NTRIP Caster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2.159cm" svg:height="2.815cm" svg:x="6.715cm" svg:y="11.64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4.572cm" svg:height="2.667cm" svg:x="4.81cm" svg:y="14.462cm">
          <text:p text:style-name="P1">NTRIP Server</text:p>
          <text:p text:style-name="P1">GNSS Bas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59cm" svg:height="3.069cm" svg:x="13.318cm" svg:y="11.64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4.572cm" svg:height="2.667cm" svg:x="13.065cm" svg:y="14.716cm">
          <text:p text:style-name="P1">NTRIP Server</text:p>
          <text:p text:style-name="P1">GNSS Bas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3.319cm" svg:y1="12.345cm" svg:x2="16.367cm" svg:y2="9.255cm" draw:start-shape="id1" draw:end-shape="id2" draw:end-glue-point="6" svg:d="M13319 12345l3048-3090" svg:viewBox="0 0 3049 3091">
          <text:p/>
        </draw:connector>
        <draw:connector draw:style-name="gr5" draw:text-style-name="P2" draw:layer="layout" draw:type="line" svg:x1="11.096cm" svg:y1="10.25cm" svg:x2="11.16cm" svg:y2="8.493cm" draw:start-shape="id1" draw:start-glue-point="0" draw:end-shape="id3" draw:end-glue-point="6" svg:d="M11096 10250l64-1757" svg:viewBox="0 0 65 1758">
          <text:p/>
        </draw:connector>
        <draw:connector draw:style-name="gr5" draw:text-style-name="P2" draw:layer="layout" draw:type="line" svg:x1="8.874cm" svg:y1="12.345cm" svg:x2="6.715cm" svg:y2="9.763cm" draw:start-shape="id1" draw:end-shape="id4" draw:end-glue-point="6" svg:d="M8874 12345l-2159-2582" svg:viewBox="0 0 2160 2583">
          <text:p/>
        </draw:connector>
        <draw:custom-shape draw:style-name="gr6" draw:text-style-name="P3" xml:id="id4" draw:id="id4" draw:layer="layout" svg:width="4.826cm" svg:height="1.397cm" svg:x="4.302cm" svg:y="8.366cm">
          <text:p text:style-name="P3"><text:span text:style-name="T1">NTRIP Client</text:span></text:p>
          <text:p text:style-name="P3"><text:span text:style-name="T1">GNSS Rover 1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6" draw:text-style-name="P3" xml:id="id3" draw:id="id3" draw:layer="layout" svg:width="4.826cm" svg:height="1.397cm" svg:x="8.747cm" svg:y="7.096cm">
          <text:p text:style-name="P3"><text:span text:style-name="T1">NTRIP Client</text:span></text:p>
          <text:p text:style-name="P3"><text:span text:style-name="T1">GNSS Rover 2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custom-shape draw:style-name="gr6" draw:text-style-name="P3" xml:id="id2" draw:id="id2" draw:layer="layout" svg:width="4.826cm" svg:height="1.397cm" svg:x="13.954cm" svg:y="7.858cm">
          <text:p text:style-name="P3"><text:span text:style-name="T1">NTRIP Client</text:span></text:p>
          <text:p text:style-name="P3"><text:span text:style-name="T1">GNSS Rover 3</text:span></text:p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21:00:39.289066556</meta:creation-date>
    <dc:date>2019-08-08T21:19:38.900568526</dc:date>
    <meta:editing-duration>PT18M58S</meta:editing-duration>
    <meta:editing-cycles>7</meta:editing-cycles>
    <meta:generator>LibreOffice/6.0.7.3$Linux_X86_64 LibreOffice_project/00m0$Build-3</meta:generator>
    <meta:document-statistic meta:object-count="11"/>
  </office:meta>
</office:document-meta>
</file>